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trix size: 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000508" calcext:value-type="float">
            <text:p>0,000508</text:p>
          </table:table-cell>
          <table:table-cell office:value-type="float" office:value="0.000521" calcext:value-type="float">
            <text:p>0,000521</text:p>
          </table:table-cell>
          <table:table-cell office:value-type="float" office:value="0.000443999" calcext:value-type="float">
            <text:p>0,000443999</text:p>
          </table:table-cell>
          <table:table-cell office:value-type="float" office:value="0.000468001" calcext:value-type="float">
            <text:p>0,000468001</text:p>
          </table:table-cell>
          <table:table-cell office:value-type="float" office:value="0.000460001" calcext:value-type="float">
            <text:p>0,000460001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4611" calcext:value-type="float">
            <text:p>2,04611</text:p>
          </table:table-cell>
          <table:table-cell office:value-type="float" office:value="2.0255" calcext:value-type="float">
            <text:p>2,0255</text:p>
          </table:table-cell>
          <table:table-cell office:value-type="float" office:value="2.04833" calcext:value-type="float">
            <text:p>2,04833</text:p>
          </table:table-cell>
          <table:table-cell office:value-type="float" office:value="2.05394" calcext:value-type="float">
            <text:p>2,05394</text:p>
          </table:table-cell>
          <table:table-cell office:value-type="float" office:value="1.92888" calcext:value-type="float">
            <text:p>1,92888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001889" calcext:value-type="float">
            <text:p>0,001889</text:p>
          </table:table-cell>
          <table:table-cell office:value-type="float" office:value="0.001817" calcext:value-type="float">
            <text:p>0,001817</text:p>
          </table:table-cell>
          <table:table-cell office:value-type="float" office:value="0.00177" calcext:value-type="float">
            <text:p>0,00177</text:p>
          </table:table-cell>
          <table:table-cell office:value-type="float" office:value="0.001847" calcext:value-type="float">
            <text:p>0,001847</text:p>
          </table:table-cell>
          <table:table-cell office:value-type="float" office:value="0.001129" calcext:value-type="float">
            <text:p>0,001129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1.885" calcext:value-type="float">
            <text:p>1,885</text:p>
          </table:table-cell>
          <table:table-cell office:value-type="float" office:value="1.96723" calcext:value-type="float">
            <text:p>1,96723</text:p>
          </table:table-cell>
          <table:table-cell office:value-type="float" office:value="2.17792" calcext:value-type="float">
            <text:p>2,17792</text:p>
          </table:table-cell>
          <table:table-cell office:value-type="float" office:value="1.8965" calcext:value-type="float">
            <text:p>1,8965</text:p>
          </table:table-cell>
          <table:table-cell office:value-type="float" office:value="2.03097" calcext:value-type="float">
            <text:p>2,03097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006798" calcext:value-type="float">
            <text:p>0,006798</text:p>
          </table:table-cell>
          <table:table-cell office:value-type="float" office:value="0.022303" calcext:value-type="float">
            <text:p>0,022303</text:p>
          </table:table-cell>
          <table:table-cell office:value-type="float" office:value="0.009303" calcext:value-type="float">
            <text:p>0,009303</text:p>
          </table:table-cell>
          <table:table-cell office:value-type="float" office:value="0.009511" calcext:value-type="float">
            <text:p>0,009511</text:p>
          </table:table-cell>
          <table:table-cell office:value-type="float" office:value="0.008836" calcext:value-type="float">
            <text:p>0,008836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13973" calcext:value-type="float">
            <text:p>2,13973</text:p>
          </table:table-cell>
          <table:table-cell office:value-type="float" office:value="48.5105" calcext:value-type="float">
            <text:p>48,5105</text:p>
          </table:table-cell>
          <table:table-cell office:value-type="float" office:value="2.25062" calcext:value-type="float">
            <text:p>2,25062</text:p>
          </table:table-cell>
          <table:table-cell office:value-type="float" office:value="2.03685" calcext:value-type="float">
            <text:p>2,03685</text:p>
          </table:table-cell>
          <table:table-cell office:value-type="float" office:value="2.0473" calcext:value-type="float">
            <text:p>2,0473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034531" calcext:value-type="float">
            <text:p>0,034531</text:p>
          </table:table-cell>
          <table:table-cell office:value-type="float" office:value="0.051061" calcext:value-type="float">
            <text:p>0,051061</text:p>
          </table:table-cell>
          <table:table-cell office:value-type="float" office:value="0.051157" calcext:value-type="float">
            <text:p>0,051157</text:p>
          </table:table-cell>
          <table:table-cell office:value-type="float" office:value="0.039707" calcext:value-type="float">
            <text:p>0,039707</text:p>
          </table:table-cell>
          <table:table-cell office:value-type="float" office:value="0.023281" calcext:value-type="float">
            <text:p>0,023281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1.89684" calcext:value-type="float">
            <text:p>1,89684</text:p>
          </table:table-cell>
          <table:table-cell office:value-type="float" office:value="2.19321" calcext:value-type="float">
            <text:p>2,19321</text:p>
          </table:table-cell>
          <table:table-cell office:value-type="float" office:value="1.97443" calcext:value-type="float">
            <text:p>1,97443</text:p>
          </table:table-cell>
          <table:table-cell office:value-type="float" office:value="2.12413" calcext:value-type="float">
            <text:p>2,12413</text:p>
          </table:table-cell>
          <table:table-cell office:value-type="float" office:value="2.17125" calcext:value-type="float">
            <text:p>2,17125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068762" calcext:value-type="float">
            <text:p>0,068762</text:p>
          </table:table-cell>
          <table:table-cell office:value-type="float" office:value="0.065557" calcext:value-type="float">
            <text:p>0,065557</text:p>
          </table:table-cell>
          <table:table-cell office:value-type="float" office:value="0.067913" calcext:value-type="float">
            <text:p>0,067913</text:p>
          </table:table-cell>
          <table:table-cell office:value-type="float" office:value="0.067651" calcext:value-type="float">
            <text:p>0,067651</text:p>
          </table:table-cell>
          <table:table-cell office:value-type="float" office:value="0.092199" calcext:value-type="float">
            <text:p>0,092199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0975" calcext:value-type="float">
            <text:p>2,00975</text:p>
          </table:table-cell>
          <table:table-cell office:value-type="float" office:value="1.89606" calcext:value-type="float">
            <text:p>1,89606</text:p>
          </table:table-cell>
          <table:table-cell office:value-type="float" office:value="2.18227" calcext:value-type="float">
            <text:p>2,18227</text:p>
          </table:table-cell>
          <table:table-cell office:value-type="float" office:value="2.02177" calcext:value-type="float">
            <text:p>2,02177</text:p>
          </table:table-cell>
          <table:table-cell office:value-type="float" office:value="1.99962" calcext:value-type="float">
            <text:p>1,99962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135892" calcext:value-type="float">
            <text:p>0,135892</text:p>
          </table:table-cell>
          <table:table-cell office:value-type="float" office:value="0.11366" calcext:value-type="float">
            <text:p>0,11366</text:p>
          </table:table-cell>
          <table:table-cell office:value-type="float" office:value="0.138911" calcext:value-type="float">
            <text:p>0,138911</text:p>
          </table:table-cell>
          <table:table-cell office:value-type="float" office:value="0.114317" calcext:value-type="float">
            <text:p>0,114317</text:p>
          </table:table-cell>
          <table:table-cell office:value-type="float" office:value="0.131954" calcext:value-type="float">
            <text:p>0,131954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4223" calcext:value-type="float">
            <text:p>2,04223</text:p>
          </table:table-cell>
          <table:table-cell office:value-type="float" office:value="2.15236" calcext:value-type="float">
            <text:p>2,15236</text:p>
          </table:table-cell>
          <table:table-cell office:value-type="float" office:value="2.11877" calcext:value-type="float">
            <text:p>2,11877</text:p>
          </table:table-cell>
          <table:table-cell office:value-type="float" office:value="2.01748" calcext:value-type="float">
            <text:p>2,01748</text:p>
          </table:table-cell>
          <table:table-cell office:value-type="float" office:value="2.06009" calcext:value-type="float">
            <text:p>2,06009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194437" calcext:value-type="float">
            <text:p>0,194437</text:p>
          </table:table-cell>
          <table:table-cell office:value-type="float" office:value="0.215276" calcext:value-type="float">
            <text:p>0,215276</text:p>
          </table:table-cell>
          <table:table-cell office:value-type="float" office:value="0.193773" calcext:value-type="float">
            <text:p>0,193773</text:p>
          </table:table-cell>
          <table:table-cell office:value-type="float" office:value="0.194536" calcext:value-type="float">
            <text:p>0,194536</text:p>
          </table:table-cell>
          <table:table-cell office:value-type="float" office:value="0.212508" calcext:value-type="float">
            <text:p>0,212508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1.94156" calcext:value-type="float">
            <text:p>1,94156</text:p>
          </table:table-cell>
          <table:table-cell office:value-type="float" office:value="2.00067" calcext:value-type="float">
            <text:p>2,00067</text:p>
          </table:table-cell>
          <table:table-cell office:value-type="float" office:value="2.14001" calcext:value-type="float">
            <text:p>2,14001</text:p>
          </table:table-cell>
          <table:table-cell office:value-type="float" office:value="1.97156" calcext:value-type="float">
            <text:p>1,97156</text:p>
          </table:table-cell>
          <table:table-cell office:value-type="float" office:value="2.20281" calcext:value-type="float">
            <text:p>2,20281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308492" calcext:value-type="float">
            <text:p>0,308492</text:p>
          </table:table-cell>
          <table:table-cell office:value-type="float" office:value="0.305178" calcext:value-type="float">
            <text:p>0,305178</text:p>
          </table:table-cell>
          <table:table-cell office:value-type="float" office:value="0.287737" calcext:value-type="float">
            <text:p>0,287737</text:p>
          </table:table-cell>
          <table:table-cell office:value-type="float" office:value="0.306051" calcext:value-type="float">
            <text:p>0,306051</text:p>
          </table:table-cell>
          <table:table-cell office:value-type="float" office:value="0.303253" calcext:value-type="float">
            <text:p>0,303253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3346" calcext:value-type="float">
            <text:p>2,03346</text:p>
          </table:table-cell>
          <table:table-cell office:value-type="float" office:value="2.16082" calcext:value-type="float">
            <text:p>2,16082</text:p>
          </table:table-cell>
          <table:table-cell office:value-type="float" office:value="2.05986" calcext:value-type="float">
            <text:p>2,05986</text:p>
          </table:table-cell>
          <table:table-cell office:value-type="float" office:value="2.0582" calcext:value-type="float">
            <text:p>2,0582</text:p>
          </table:table-cell>
          <table:table-cell office:value-type="float" office:value="1.94922" calcext:value-type="float">
            <text:p>1,94922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459044" calcext:value-type="float">
            <text:p>0,459044</text:p>
          </table:table-cell>
          <table:table-cell office:value-type="float" office:value="0.413065" calcext:value-type="float">
            <text:p>0,413065</text:p>
          </table:table-cell>
          <table:table-cell office:value-type="float" office:value="0.487023" calcext:value-type="float">
            <text:p>0,487023</text:p>
          </table:table-cell>
          <table:table-cell office:value-type="float" office:value="0.415673" calcext:value-type="float">
            <text:p>0,415673</text:p>
          </table:table-cell>
          <table:table-cell office:value-type="float" office:value="0.409005" calcext:value-type="float">
            <text:p>0,409005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5855" calcext:value-type="float">
            <text:p>2,05855</text:p>
          </table:table-cell>
          <table:table-cell office:value-type="float" office:value="2.03633" calcext:value-type="float">
            <text:p>2,03633</text:p>
          </table:table-cell>
          <table:table-cell office:value-type="float" office:value="1.89216" calcext:value-type="float">
            <text:p>1,89216</text:p>
          </table:table-cell>
          <table:table-cell office:value-type="float" office:value="1.92233" calcext:value-type="float">
            <text:p>1,92233</text:p>
          </table:table-cell>
          <table:table-cell office:value-type="float" office:value="2.04119" calcext:value-type="float">
            <text:p>2,04119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616092" calcext:value-type="float">
            <text:p>0,616092</text:p>
          </table:table-cell>
          <table:table-cell office:value-type="float" office:value="0.565077" calcext:value-type="float">
            <text:p>0,565077</text:p>
          </table:table-cell>
          <table:table-cell office:value-type="float" office:value="0.559079" calcext:value-type="float">
            <text:p>0,559079</text:p>
          </table:table-cell>
          <table:table-cell office:value-type="float" office:value="0.540811" calcext:value-type="float">
            <text:p>0,540811</text:p>
          </table:table-cell>
          <table:table-cell office:value-type="float" office:value="0.576695" calcext:value-type="float">
            <text:p>0,576695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7099" calcext:value-type="float">
            <text:p>2,07099</text:p>
          </table:table-cell>
          <table:table-cell office:value-type="float" office:value="2.00581" calcext:value-type="float">
            <text:p>2,00581</text:p>
          </table:table-cell>
          <table:table-cell office:value-type="float" office:value="2.23516" calcext:value-type="float">
            <text:p>2,23516</text:p>
          </table:table-cell>
          <table:table-cell office:value-type="float" office:value="2.03206" calcext:value-type="float">
            <text:p>2,03206</text:p>
          </table:table-cell>
          <table:table-cell office:value-type="float" office:value="1.94112" calcext:value-type="float">
            <text:p>1,94112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790358" calcext:value-type="float">
            <text:p>0,790358</text:p>
          </table:table-cell>
          <table:table-cell office:value-type="float" office:value="0.887097" calcext:value-type="float">
            <text:p>0,887097</text:p>
          </table:table-cell>
          <table:table-cell office:value-type="float" office:value="0.792953" calcext:value-type="float">
            <text:p>0,792953</text:p>
          </table:table-cell>
          <table:table-cell office:value-type="float" office:value="0.753818" calcext:value-type="float">
            <text:p>0,753818</text:p>
          </table:table-cell>
          <table:table-cell office:value-type="float" office:value="0.814086" calcext:value-type="float">
            <text:p>0,814086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1.91325" calcext:value-type="float">
            <text:p>1,91325</text:p>
          </table:table-cell>
          <table:table-cell office:value-type="float" office:value="2.08562" calcext:value-type="float">
            <text:p>2,08562</text:p>
          </table:table-cell>
          <table:table-cell office:value-type="float" office:value="2.0376" calcext:value-type="float">
            <text:p>2,0376</text:p>
          </table:table-cell>
          <table:table-cell office:value-type="float" office:value="2.14253" calcext:value-type="float">
            <text:p>2,14253</text:p>
          </table:table-cell>
          <table:table-cell office:value-type="float" office:value="2.17046" calcext:value-type="float">
            <text:p>2,17046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1.03558" calcext:value-type="float">
            <text:p>1,03558</text:p>
          </table:table-cell>
          <table:table-cell office:value-type="float" office:value="1.05337" calcext:value-type="float">
            <text:p>1,05337</text:p>
          </table:table-cell>
          <table:table-cell office:value-type="float" office:value="0.991544" calcext:value-type="float">
            <text:p>0,991544</text:p>
          </table:table-cell>
          <table:table-cell office:value-type="float" office:value="1.04606" calcext:value-type="float">
            <text:p>1,04606</text:p>
          </table:table-cell>
          <table:table-cell office:value-type="float" office:value="1.008" calcext:value-type="float">
            <text:p>1,008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1.994" calcext:value-type="float">
            <text:p>1,994</text:p>
          </table:table-cell>
          <table:table-cell office:value-type="float" office:value="2.29657" calcext:value-type="float">
            <text:p>2,29657</text:p>
          </table:table-cell>
          <table:table-cell office:value-type="float" office:value="2.00739" calcext:value-type="float">
            <text:p>2,00739</text:p>
          </table:table-cell>
          <table:table-cell office:value-type="float" office:value="2.24861" calcext:value-type="float">
            <text:p>2,24861</text:p>
          </table:table-cell>
          <table:table-cell office:value-type="float" office:value="2.1131" calcext:value-type="float">
            <text:p>2,1131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1.26855" calcext:value-type="float">
            <text:p>1,26855</text:p>
          </table:table-cell>
          <table:table-cell office:value-type="float" office:value="1.24836" calcext:value-type="float">
            <text:p>1,24836</text:p>
          </table:table-cell>
          <table:table-cell office:value-type="float" office:value="1.28529" calcext:value-type="float">
            <text:p>1,28529</text:p>
          </table:table-cell>
          <table:table-cell office:value-type="float" office:value="1.2642" calcext:value-type="float">
            <text:p>1,2642</text:p>
          </table:table-cell>
          <table:table-cell office:value-type="float" office:value="1.3231" calcext:value-type="float">
            <text:p>1,3231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14899" calcext:value-type="float">
            <text:p>2,14899</text:p>
          </table:table-cell>
          <table:table-cell office:value-type="float" office:value="2.20215" calcext:value-type="float">
            <text:p>2,20215</text:p>
          </table:table-cell>
          <table:table-cell office:value-type="float" office:value="2.0599" calcext:value-type="float">
            <text:p>2,0599</text:p>
          </table:table-cell>
          <table:table-cell office:value-type="float" office:value="1.98646" calcext:value-type="float">
            <text:p>1,98646</text:p>
          </table:table-cell>
          <table:table-cell office:value-type="float" office:value="2.12281" calcext:value-type="float">
            <text:p>2,12281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1.66546" calcext:value-type="float">
            <text:p>1,66546</text:p>
          </table:table-cell>
          <table:table-cell office:value-type="float" office:value="1.71772" calcext:value-type="float">
            <text:p>1,71772</text:p>
          </table:table-cell>
          <table:table-cell office:value-type="float" office:value="1.78144" calcext:value-type="float">
            <text:p>1,78144</text:p>
          </table:table-cell>
          <table:table-cell office:value-type="float" office:value="1.73563" calcext:value-type="float">
            <text:p>1,73563</text:p>
          </table:table-cell>
          <table:table-cell office:value-type="float" office:value="1.64639" calcext:value-type="float">
            <text:p>1,64639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18409" calcext:value-type="float">
            <text:p>2,18409</text:p>
          </table:table-cell>
          <table:table-cell office:value-type="float" office:value="2.21097" calcext:value-type="float">
            <text:p>2,21097</text:p>
          </table:table-cell>
          <table:table-cell office:value-type="float" office:value="2.22666" calcext:value-type="float">
            <text:p>2,22666</text:p>
          </table:table-cell>
          <table:table-cell office:value-type="float" office:value="2.27333" calcext:value-type="float">
            <text:p>2,27333</text:p>
          </table:table-cell>
          <table:table-cell office:value-type="float" office:value="2.28146" calcext:value-type="float">
            <text:p>2,28146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1.90404" calcext:value-type="float">
            <text:p>1,90404</text:p>
          </table:table-cell>
          <table:table-cell office:value-type="float" office:value="1.93367" calcext:value-type="float">
            <text:p>1,93367</text:p>
          </table:table-cell>
          <table:table-cell office:value-type="float" office:value="1.99781" calcext:value-type="float">
            <text:p>1,99781</text:p>
          </table:table-cell>
          <table:table-cell office:value-type="float" office:value="1.95242" calcext:value-type="float">
            <text:p>1,95242</text:p>
          </table:table-cell>
          <table:table-cell office:value-type="float" office:value="1.92531" calcext:value-type="float">
            <text:p>1,92531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22155" calcext:value-type="float">
            <text:p>2,22155</text:p>
          </table:table-cell>
          <table:table-cell office:value-type="float" office:value="2.28245" calcext:value-type="float">
            <text:p>2,28245</text:p>
          </table:table-cell>
          <table:table-cell office:value-type="float" office:value="2.18679" calcext:value-type="float">
            <text:p>2,18679</text:p>
          </table:table-cell>
          <table:table-cell office:value-type="float" office:value="2.322" calcext:value-type="float">
            <text:p>2,322</text:p>
          </table:table-cell>
          <table:table-cell office:value-type="float" office:value="2.33272" calcext:value-type="float">
            <text:p>2,33272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2.49936" calcext:value-type="float">
            <text:p>2,49936</text:p>
          </table:table-cell>
          <table:table-cell office:value-type="float" office:value="2.5456" calcext:value-type="float">
            <text:p>2,5456</text:p>
          </table:table-cell>
          <table:table-cell office:value-type="float" office:value="2.47936" calcext:value-type="float">
            <text:p>2,47936</text:p>
          </table:table-cell>
          <table:table-cell office:value-type="float" office:value="2.51678" calcext:value-type="float">
            <text:p>2,51678</text:p>
          </table:table-cell>
          <table:table-cell office:value-type="float" office:value="2.51719" calcext:value-type="float">
            <text:p>2,51719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9587" calcext:value-type="float">
            <text:p>2,09587</text:p>
          </table:table-cell>
          <table:table-cell office:value-type="float" office:value="2.30128" calcext:value-type="float">
            <text:p>2,30128</text:p>
          </table:table-cell>
          <table:table-cell office:value-type="float" office:value="2.3071" calcext:value-type="float">
            <text:p>2,3071</text:p>
          </table:table-cell>
          <table:table-cell office:value-type="float" office:value="2.21923" calcext:value-type="float">
            <text:p>2,21923</text:p>
          </table:table-cell>
          <table:table-cell office:value-type="float" office:value="2.31247" calcext:value-type="float">
            <text:p>2,31247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00/00/00</text:date>, <text:time style:data-style-name="N2" text:time-value="13:05:54.666636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6T21:20:51.417003837</meta:creation-date>
    <dc:date>2020-03-07T17:41:49.997459082</dc:date>
    <meta:editing-duration>PT12M56S</meta:editing-duration>
    <meta:editing-cycles>3</meta:editing-cycles>
    <meta:generator>LibreOffice/6.3.4.2$Linux_X86_64 LibreOffice_project/30$Build-2</meta:generator>
    <meta:document-statistic meta:table-count="1" meta:cell-count="240" meta:object-count="0"/>
  </office:meta>
</office:document-meta>
</file>